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e6be" officeooo:paragraph-rsid="0003e6be"/>
    </style:style>
    <style:style style:name="P2" style:family="paragraph" style:parent-style-name="Text_20_body">
      <style:text-properties officeooo:paragraph-rsid="00077ec9"/>
    </style:style>
    <style:style style:name="P3" style:family="paragraph" style:parent-style-name="Text_20_body">
      <style:text-properties officeooo:rsid="0008f6f9" officeooo:paragraph-rsid="0008f6f9"/>
    </style:style>
    <style:style style:name="P4" style:family="paragraph" style:parent-style-name="Text_20_body">
      <style:text-properties officeooo:paragraph-rsid="0008f6f9"/>
    </style:style>
    <style:style style:name="P5" style:family="paragraph" style:parent-style-name="Text_20_body">
      <style:text-properties officeooo:paragraph-rsid="000a090c"/>
    </style:style>
    <style:style style:name="P6" style:family="paragraph" style:parent-style-name="Text_20_body">
      <style:text-properties officeooo:rsid="000a7d4e" officeooo:paragraph-rsid="000a7d4e"/>
    </style:style>
    <style:style style:name="P7" style:family="paragraph" style:parent-style-name="Text_20_body">
      <style:text-properties officeooo:paragraph-rsid="000a7d4e"/>
    </style:style>
    <style:style style:name="P8" style:family="paragraph" style:parent-style-name="Text_20_body">
      <style:text-properties officeooo:paragraph-rsid="00129013"/>
    </style:style>
    <style:style style:name="P9" style:family="paragraph" style:parent-style-name="Title">
      <style:text-properties officeooo:rsid="0003e6be" officeooo:paragraph-rsid="0003e6be"/>
    </style:style>
    <style:style style:name="P10" style:family="paragraph" style:parent-style-name="Preformatted_20_Text">
      <style:text-properties officeooo:paragraph-rsid="0003ec16"/>
    </style:style>
    <style:style style:name="P11" style:family="paragraph" style:parent-style-name="Preformatted_20_Text">
      <style:text-properties officeooo:paragraph-rsid="0008f6f9"/>
    </style:style>
    <style:style style:name="P12" style:family="paragraph" style:parent-style-name="Preformatted_20_Text">
      <style:text-properties officeooo:paragraph-rsid="000cf529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Commandes">
      <style:text-properties fo:font-weight="normal" style:font-weight-asian="normal" style:font-weight-complex="normal"/>
    </style:style>
    <style:style style:name="P15" style:family="paragraph" style:parent-style-name="Text_20_body">
      <style:text-properties officeooo:paragraph-rsid="0003e6be"/>
    </style:style>
    <style:style style:name="P16" style:family="paragraph" style:parent-style-name="Text_20_body">
      <style:paragraph-properties fo:text-align="justify" style:justify-single-word="false"/>
      <style:text-properties officeooo:paragraph-rsid="0014beac"/>
    </style:style>
    <style:style style:name="P17" style:family="paragraph" style:parent-style-name="Text_20_body">
      <style:text-properties officeooo:paragraph-rsid="0014beac"/>
    </style:style>
    <style:style style:name="P18" style:family="paragraph" style:parent-style-name="Text_20_body">
      <style:text-properties officeooo:paragraph-rsid="00129013"/>
    </style:style>
    <style:style style:name="P19" style:family="paragraph" style:parent-style-name="Text_20_body">
      <style:text-properties officeooo:paragraph-rsid="0017f32e"/>
    </style:style>
    <style:style style:name="P20" style:family="paragraph" style:parent-style-name="Text_20_body">
      <style:text-properties officeooo:paragraph-rsid="001942f6"/>
    </style:style>
    <style:style style:name="P21" style:family="paragraph" style:parent-style-name="Preformatted_20_Text">
      <style:text-properties officeooo:paragraph-rsid="00129013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P23" style:family="paragraph" style:parent-style-name="Heading_20_1">
      <style:text-properties officeooo:rsid="000a7d4e" officeooo:paragraph-rsid="000a7d4e" fo:background-color="#ff0000"/>
    </style:style>
    <style:style style:name="P24" style:family="paragraph" style:parent-style-name="Heading_20_1">
      <style:text-properties officeooo:rsid="000a7d4e" officeooo:paragraph-rsid="00077ec9"/>
    </style:style>
    <style:style style:name="P25" style:family="paragraph" style:parent-style-name="Heading_20_1">
      <style:text-properties officeooo:paragraph-rsid="000edbcb"/>
    </style:style>
    <style:style style:name="P26" style:family="paragraph" style:parent-style-name="Heading_20_1">
      <style:text-properties officeooo:paragraph-rsid="0010d0d7"/>
    </style:style>
    <style:style style:name="P27" style:family="paragraph" style:parent-style-name="Heading_20_2">
      <style:text-properties officeooo:paragraph-rsid="00077ec9"/>
    </style:style>
    <style:style style:name="P28" style:family="paragraph" style:parent-style-name="Heading_20_2">
      <style:text-properties officeooo:paragraph-rsid="0008f6f9"/>
    </style:style>
    <style:style style:name="P29" style:family="paragraph" style:parent-style-name="Heading_20_2">
      <style:text-properties officeooo:paragraph-rsid="000cf529"/>
    </style:style>
    <style:style style:name="P30" style:family="paragraph" style:parent-style-name="Heading_20_2">
      <style:text-properties officeooo:paragraph-rsid="000edbcb"/>
    </style:style>
    <style:style style:name="P31" style:family="paragraph" style:parent-style-name="Heading_20_2">
      <style:text-properties officeooo:paragraph-rsid="0005a3c7"/>
    </style:style>
    <style:style style:name="T1" style:family="text">
      <style:text-properties officeooo:rsid="00077ec9"/>
    </style:style>
    <style:style style:name="T2" style:family="text">
      <style:text-properties style:font-name="Liberation Sans" fo:font-size="12pt" fo:font-weight="normal" officeooo:rsid="000a090c" style:font-size-asian="10.5pt" style:font-weight-asian="normal" style:font-size-complex="12pt" style:font-weight-complex="normal"/>
    </style:style>
    <style:style style:name="T3" style:family="text">
      <style:text-properties officeooo:rsid="0008f6f9"/>
    </style:style>
    <style:style style:name="T4" style:family="text">
      <style:text-properties officeooo:rsid="000a090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090c" style:font-weight-asian="normal" style:font-weight-complex="normal"/>
    </style:style>
    <style:style style:name="T7" style:family="text">
      <style:text-properties fo:font-weight="normal" officeooo:rsid="00129013" style:font-weight-asian="normal" style:font-weight-complex="normal"/>
    </style:style>
    <style:style style:name="T8" style:family="text">
      <style:text-properties fo:font-weight="normal" officeooo:rsid="0014beac" style:font-weight-asian="normal" style:font-weight-complex="normal"/>
    </style:style>
    <style:style style:name="T9" style:family="text">
      <style:text-properties fo:font-weight="normal" officeooo:rsid="00164781" style:font-weight-asian="normal" style:font-weight-complex="normal"/>
    </style:style>
    <style:style style:name="T10" style:family="text">
      <style:text-properties fo:font-weight="normal" officeooo:rsid="0017f32e" style:font-weight-asian="normal" style:font-weight-complex="normal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style:font-name="Liberation Mono" fo:font-size="10pt" officeooo:rsid="000a7d4e" style:font-size-asian="10pt" style:font-size-complex="10pt"/>
    </style:style>
    <style:style style:name="T14" style:family="text">
      <style:text-properties style:font-name="Liberation Mono" officeooo:rsid="000a7d4e" fo:background-color="transparent" loext:char-shading-value="0"/>
    </style:style>
    <style:style style:name="T15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Mono" fo:font-size="12pt" fo:font-weight="normal" officeooo:rsid="000c4785" style:font-size-asian="12pt" style:font-weight-asian="normal" style:font-size-complex="12pt" style:font-weight-complex="normal"/>
    </style:style>
    <style:style style:name="T17" style:family="text">
      <style:text-properties style:font-name="Liberation Mono" officeooo:rsid="000c4785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2pt" fo:font-weight="normal" officeooo:rsid="000a090c" style:font-size-asian="10.5pt" style:font-weight-asian="normal" style:font-size-complex="12pt" style:font-weight-complex="normal"/>
    </style:style>
    <style:style style:name="T20" style:family="text">
      <style:text-properties style:font-name="Liberation Serif" fo:background-color="transparent" loext:char-shading-value="0"/>
    </style:style>
    <style:style style:name="T21" style:family="text">
      <style:text-properties officeooo:rsid="000a7d4e"/>
    </style:style>
    <style:style style:name="T22" style:family="text">
      <style:text-properties officeooo:rsid="000c4785"/>
    </style:style>
    <style:style style:name="T23" style:family="text">
      <style:text-properties officeooo:rsid="000cf529"/>
    </style:style>
    <style:style style:name="T24" style:family="text">
      <style:text-properties officeooo:rsid="000edbcb"/>
    </style:style>
    <style:style style:name="T25" style:family="text">
      <style:text-properties officeooo:rsid="0010d0d7"/>
    </style:style>
    <style:style style:name="T26" style:family="text">
      <style:text-properties officeooo:rsid="0003e6be"/>
    </style:style>
    <style:style style:name="T27" style:family="text">
      <style:text-properties officeooo:rsid="001942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allation du Core Network (CN)</text:p>
      <text:p text:style-name="P1"/>
      <text:p text:style-name="P15"><text:span text:style-name="T26">Ce tutoriel a pour but d’installer le réseau de coeur de open air interface. Il s’inspire du tutoriel suivant : https://github.com/OPENAIRINTERFACE/openair-cn/wiki/OpenAirSoftwareSupport</text:span></text:p>
      <text:h text:style-name="P31" text:outline-level="2"><text:span text:style-name="T1">d) Update </text:span></text:h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Commandes"><text:span text:style-name="Source_20_Text"/></text:p>
      <text:p text:style-name="Commandes"><text:span text:style-name="Source_20_Text">Welcome to Ubuntu 18.04.2 LTS (GNU/Linux 4.15.0-48-generic x86_64)</text:span></text:p>
      <text:p text:style-name="Commandes"><text:span text:style-name="Source_20_Text">...</text:span></text:p>
      <text:p text:style-name="Commandes"><text:span text:style-name="Source_20_Text">ubuntu@test-install-openair-cn:~$ sudo passwd ubuntu</text:span></text:p>
      <text:p text:style-name="Commandes"><text:span text:style-name="Source_20_Text">Retype new UNIX password: </text:span></text:p>
      <text:p text:style-name="Commandes"><text:span text:style-name="Source_20_Text">passwd: password updated successfully</text:span></text:p>
      <text:p text:style-name="Commandes"><text:span text:style-name="Source_20_Text">ubuntu@test-install-openair-cn:~$ sudo apt update</text:span></text:p>
      <text:p text:style-name="Commandes"><text:span text:style-name="Source_20_Text">...</text:span></text:p>
      <text:p text:style-name="Commandes"><text:span text:style-name="Source_20_Text">51 packages can be upgraded. Run 'apt list --upgradable' to see them.</text:span></text:p>
      <text:p text:style-name="Commandes"><text:span text:style-name="Source_20_Text">ubuntu@test-install-openair-cn:~$ sudo apt upgrade -y</text:span></text:p>
      <text:p text:style-name="Commandes"><text:span text:style-name="Source_20_Text">...</text:span></text:p>
      <text:p text:style-name="Commandes"/>
      <text:h text:style-name="P27" text:outline-level="2"/>
      <text:h text:style-name="P23" text:outline-level="1">2) Create host</text:h>
      <text:h text:style-name="Heading_20_2" text:outline-level="2"><text:bookmark text:name="specify-the-fqdn"/><text:span text:style-name="T21">a) </text:span>Specify the FQDN</text:h>
      <text:p text:style-name="Commandes"><text:span text:style-name="Source_20_Text">sudo vim /etc/hosts</text:span></text:p>
      <text:p text:style-name="Text_20_body">Make it look like this:</text:p>
      <text:p text:style-name="Commandes"><text:span text:style-name="Source_20_Text">127.0.0.1 <text:s text:c="6"/>localhost</text:span></text:p>
      <text:p text:style-name="Commandes"><text:span text:style-name="Source_20_Text">127.0.1.1 <text:s text:c="6"/>test-install-openair-cn test-install-openair-cn</text:span></text:p>
      <text:p text:style-name="Commandes"><text:span text:style-name="Source_20_Text">127.0.1.1 <text:s text:c="6"/>mme.openair4G.eur mme</text:span></text:p>
      <text:p text:style-name="Commandes"><text:span text:style-name="Source_20_Text">127.0.1.1 <text:s text:c="6"/>hss.openair4G.eur hss</text:span></text:p>
      <text:p text:style-name="Commandes"><text:span text:style-name="Source_20_Text"/></text:p>
      <text:p text:style-name="Commandes"><text:span text:style-name="Source_20_Text"/></text:p>
      <text:p text:style-name="Commandes"><text:span text:style-name="Source_20_Text"># The following lines are desirable for IPv6 capable hosts</text:span></text:p>
      <text:p text:style-name="Commandes"><text:span text:style-name="Source_20_Text">::1 <text:s text:c="4"/>ip6-localhost <text:s text:c="2"/>ip6-loopback</text:span></text:p>
      <text:p text:style-name="Commandes"><text:span text:style-name="Source_20_Text">fe00::0 ip6-localnet</text:span></text:p>
      <text:p text:style-name="Commandes"><text:span text:style-name="Source_20_Text">ff00::0 ip6-mcastprefix</text:span></text:p>
      <text:p text:style-name="Commandes"><text:span text:style-name="Source_20_Text">ff02::1 ip6-allnodes</text:span></text:p>
      <text:p text:style-name="Commandes"><text:span text:style-name="Source_20_Text">ff02::2 ip6-allrouters</text:span></text:p>
      <text:p text:style-name="Commandes"><text:span text:style-name="Source_20_Text">ff02::3 ip6-allhosts</text:span></text:p>
      <text:p text:style-name="P7"/>
      <text:p text:style-name="P6"><text:span text:style-name="T18">Note : Here the realm is </text:span><text:span text:style-name="Source_20_Text"><text:span text:style-name="T20">openair4G.eur and</text:span></text:span><text:span text:style-name="T18"> for the HSS,</text:span><text:span text:style-name="Source_20_Text"><text:span text:style-name="T20"> the FQDN is <text:s/>hss.openair4G.eur</text:span></text:span></text:p>
      <text:h text:style-name="P24" text:outline-level="1"><text:soft-page-break/>3) Install SSH</text:h>
      <text:h text:style-name="P27" text:outline-level="2"><text:span text:style-name="T1">a) </text:span><text:bookmark text:name="user-content-download-epc-source-code"/>Download EPC source code</text:h>
      <text:p text:style-name="P3">Dans le dossier ~/, faire :</text:p>
      <text:p text:style-name="P11"><text:span text:style-name="Source_20_Text"/></text:p>
      <text:p text:style-name="Commandes"><text:span text:style-name="Source_20_Text">$ git clone </text:span><text:a xlink:type="simple" xlink:href="https://github.com/OPENAIRINTERFACE/openair-cn.git" text:style-name="Internet_20_link" text:visited-style-name="Visited_20_Internet_20_Link"><text:span text:style-name="Source_20_Text">https://github.com/OPENAIRINTERFACE/openair-cn.git</text:span></text:a></text:p>
      <text:p text:style-name="Commandes"><text:span text:style-name="Source_20_Text">...</text:span></text:p>
      <text:p text:style-name="Commandes"><text:span text:style-name="Source_20_Text">$ git clone https://github.com/OPENAIRINTERFACE/openair-cn-cups.git</text:span></text:p>
      <text:p text:style-name="Commandes"><text:span text:style-name="Source_20_Text">...</text:span></text:p>
      <text:p text:style-name="P2"/>
      <text:h text:style-name="P28" text:outline-level="2"><text:span text:style-name="T3">b) </text:span><text:bookmark text:name="user-content-install-hss"/>Install HSS</text:h>
      <text:p text:style-name="P20"><text:span text:style-name="T27">Cassandra peut être difficile à installer, il faut d’abbord installer open-jdk-8 puis changer la version de java par défaut avec la commande : </text:span><text:span text:style-name="Source_20_Text">sudo update-alternatives --config java </text:span><text:span text:style-name="Source_20_Text"><text:span text:style-name="T27">puis sélectionner java8</text:span></text:span></text:p>
      <text:p text:style-name="Commandes"><text:span text:style-name="Source_20_Text">ubuntu@test-install-openair-cn:~$ cd openair-cn/scripts/</text:span></text:p>
      <text:p text:style-name="Commandes"><text:span text:style-name="Source_20_Text">ubuntu@test-install-openair-cn:~/openair-cn/scripts$ ./build_cassandra --check-installed-software --force</text:span></text:p>
      <text:p text:style-name="Commandes"><text:span text:style-name="Source_20_Text">...</text:span></text:p>
      <text:p text:style-name="Commandes"><text:span text:style-name="Source_20_Text">Processing triggers for libgdk-pixbuf2.0-0:amd64 (2.36.11-2) ...</text:span></text:p>
      <text:p text:style-name="Commandes"><text:span text:style-name="Source_20_Text">Cassandra installation successful</text:span></text:p>
      <text:p text:style-name="Commandes"><text:span text:style-name="Source_20_Text">'/home/ubuntu/openair-cn/etc/cassandra.conf' -&gt; '/usr/local/etc/oai/cassandra.conf'</text:span></text:p>
      <text:p text:style-name="Commandes"><text:span text:style-name="Source_20_Text">Cassandra has been installed successfully.</text:span></text:p>
      <text:p text:style-name="P4"/>
      <text:p text:style-name="P4">→<text:span text:style-name="T3"> </text:span>Verify that Cassandra is installed and running :</text:p>
      <text:p text:style-name="Commandes"><text:span text:style-name="Source_20_Text">ubuntu@test-install-openair-cn:~/openair-cn/scripts$ nodetool status</text:span></text:p>
      <text:p text:style-name="P13"><text:span text:style-name="Source_20_Text"/></text:p>
      <text:p text:style-name="P13"><text:span text:style-name="Source_20_Text"/></text:p>
      <text:p text:style-name="P4">→<text:span text:style-name="T3"> </text:span>The output should look something like:</text:p>
      <text:p text:style-name="Commandes"><text:span text:style-name="Source_20_Text">Datacenter: datacenter1</text:span></text:p>
      <text:p text:style-name="Commandes"><text:span text:style-name="Source_20_Text">=======================</text:span></text:p>
      <text:p text:style-name="Commandes"><text:span text:style-name="Source_20_Text">Status=Up/Down</text:span></text:p>
      <text:p text:style-name="Commandes"><text:span text:style-name="Source_20_Text">|/ State=Normal/Leaving/Joining/Moving</text:span></text:p>
      <text:p text:style-name="Commandes"><text:span text:style-name="Source_20_Text">-- <text:s/>Address <text:s text:c="3"/>Load <text:s text:c="6"/>Tokens <text:s/>Owns (effective) <text:s/>Host ID <text:s text:c="30"/>Rack</text:span></text:p>
      <text:p text:style-name="Commandes"><text:span text:style-name="Source_20_Text">UN <text:s/>127.0.0.1 <text:s/>51.69 KB <text:s text:c="2"/>256 <text:s text:c="4"/>100.0% <text:s text:c="11"/>fa761e10-4118-4a99-9a2e-829e7cdd8e82 <text:s/>rack1</text:span></text:p>
      <text:p text:style-name="P4"/>
      <text:p text:style-name="P4">→<text:span text:style-name="T3"> </text:span>Stop Cassandra and cleanup the log files before modifying the configuration</text:p>
      <text:p text:style-name="Commandes"><text:span text:style-name="Source_20_Text">sudo service cassandra stop</text:span></text:p>
      <text:p text:style-name="Commandes"><text:span text:style-name="Source_20_Text">sudo rm -rf /var/lib/cassandra/data/system/*</text:span></text:p>
      <text:p text:style-name="Commandes"><text:span text:style-name="Source_20_Text">sudo rm -rf /var/lib/cassandra/commitlog/*</text:span></text:p>
      <text:p text:style-name="Commandes"><text:span text:style-name="Source_20_Text">sudo rm -rf /var/lib/cassandra/data/system_traces/*</text:span></text:p>
      <text:p text:style-name="Commandes"><text:span text:style-name="Source_20_Text">sudo rm -rf /var/lib/cassandra/saved_caches/*</text:span></text:p>
      <text:p text:style-name="P4"/>
      <text:p text:style-name="Text_20_body"><text:soft-page-break/>→<text:span text:style-name="T4"> </text:span>Update <text:span text:style-name="Strong_20_Emphasis">/etc/cassandra/cassandra.yaml. </text:span><text:span text:style-name="Strong_20_Emphasis"><text:span text:style-name="T6">&lt;Cassandra_Server_IP&gt; doit être remplacé par 127.0.0.1. Si la valeur est déjà à localhost, il ne faut pas modifier.</text:span></text:span></text:p>
      <text:p text:style-name="Commandes"><text:span text:style-name="Source_20_Text">...</text:span></text:p>
      <text:p text:style-name="Commandes"><text:span text:style-name="Source_20_Text">cluster_name: "HSS Cluster"</text:span></text:p>
      <text:p text:style-name="Commandes"><text:span text:style-name="Source_20_Text">...</text:span></text:p>
      <text:p text:style-name="Commandes"><text:span text:style-name="Source_20_Text"># OAI Note: no to change Cassandra_Server_IP that is already 127.0.0.1</text:span></text:p>
      <text:p text:style-name="Commandes"><text:span text:style-name="Source_20_Text">seed_provider:</text:span></text:p>
      <text:p text:style-name="Commandes"><text:span text:style-name="Source_20_Text">- class_name: org.apache.cassandra.locator.SimpleSeedProvider</text:span></text:p>
      <text:p text:style-name="Commandes"><text:span text:style-name="Source_20_Text">- seeds: "&lt;Cassandra_Server_IP&gt;"</text:span></text:p>
      <text:p text:style-name="Commandes"><text:span text:style-name="Source_20_Text">...</text:span></text:p>
      <text:p text:style-name="Commandes"><text:span text:style-name="Source_20_Text">listen_address: &lt;Cassandra_Server_IP&gt;</text:span></text:p>
      <text:p text:style-name="Commandes"><text:span text:style-name="Source_20_Text">...</text:span></text:p>
      <text:p text:style-name="Commandes"><text:span text:style-name="Source_20_Text">rpc_address: &lt;Cassandra_Server_IP&gt;</text:span></text:p>
      <text:p text:style-name="Commandes"><text:span text:style-name="Source_20_Text">...</text:span></text:p>
      <text:p text:style-name="Commandes"><text:span text:style-name="Source_20_Text"># OAI Note: seems to be this option that is working ()</text:span></text:p>
      <text:p text:style-name="Commandes"><text:span text:style-name="Source_20_Text"># endpoint_snitch: SimpleSnitch</text:span></text:p>
      <text:p text:style-name="Commandes"><text:span text:style-name="Source_20_Text">endpoint_snitch: GossipingPropertyFileSnitch</text:span></text:p>
      <text:p text:style-name="P4"><text:span text:style-name="Strong_20_Emphasis"/></text:p>
      <text:p text:style-name="P4"><text:span text:style-name="Strong_20_Emphasis">→</text:span><text:span text:style-name="Strong_20_Emphasis"><text:span text:style-name="T4"> </text:span></text:span><text:span text:style-name="Strong_20_Emphasis"><text:span text:style-name="T5">Start Cassandra service</text:span></text:span><text:span text:style-name="Strong_20_Emphasis"> </text:span></text:p>
      <text:p text:style-name="Commandes"><text:span text:style-name="Source_20_Text"><text:span text:style-name="T5">sudo service cassandra start</text:span>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→</text:span><text:span text:style-name="Strong_20_Emphasis"><text:span text:style-name="T4"> </text:span></text:span><text:span text:style-name="Strong_20_Emphasis">Check cassandra service status</text:span></text:p>
      <text:p text:style-name="Commandes"><text:span text:style-name="Strong_20_Emphasis"><text:span text:style-name="T5">sudo service cassandra status</text:span></text:span></text:p>
      <text:p text:style-name="P5"><text:span text:style-name="Strong_20_Emphasis"><text:span text:style-name="T2">→ </text:span></text:span><text:span text:style-name="Strong_20_Emphasis"><text:span text:style-name="T19">Output must look like this</text:span></text:span></text:p>
      <text:p text:style-name="Commandes"><text:span text:style-name="Source_20_Text">● cassandra.service - LSB: distributed storage system for structured data</text:span></text:p>
      <text:p text:style-name="Commandes"><text:span text:style-name="Source_20_Text"><text:span text:style-name="T5"><text:s text:c="3"/>Loaded: loaded (/etc/init.d/cassandra; generated)</text:span></text:span></text:p>
      <text:p text:style-name="Commandes"><text:span text:style-name="Source_20_Text"><text:span text:style-name="T5"><text:s text:c="3"/>Active: active (running) since Thu 2019-05-23 10:26:51 UTC; 1h 54min ago</text:span></text:span></text:p>
      <text:p text:style-name="Commandes"><text:span text:style-name="Source_20_Text"><text:span text:style-name="T5"><text:s text:c="5"/>Docs: man:systemd-sysv-generator(8)</text:span></text:span></text:p>
      <text:p text:style-name="Commandes"><text:span text:style-name="Source_20_Text"><text:span text:style-name="T5"><text:s text:c="4"/>Tasks: 61 (limit: 4704)</text:span></text:span></text:p>
      <text:p text:style-name="Commandes"><text:span text:style-name="Source_20_Text"><text:span text:style-name="T5"><text:s text:c="3"/>CGroup: /system.slice/cassandra.service</text:span></text:span></text:p>
      <text:p text:style-name="Commandes"><text:span text:style-name="Source_20_Text"><text:span text:style-name="T5"><text:s text:c="11"/>└─23863 java -ea -javaagent:/usr/share/cassandra/lib/jamm-0.3.0.jar -XX:+CMSClassUnloadingEnabled -XX:+UseThreadPri</text:span></text:span></text:p>
      <text:p text:style-name="P14"/>
      <text:p text:style-name="Commandes"><text:span text:style-name="Source_20_Text"><text:span text:style-name="T5">May 23 10:26:51 test-install-openair-cn systemd[1]: Starting LSB: distributed storage system for structured data...</text:span></text:span></text:p>
      <text:p text:style-name="Commandes"><text:span text:style-name="Source_20_Text"><text:span text:style-name="T5">May 23 10:26:51 test-install-openair-cn systemd[1]: Started LSB: distributed storage system for structured data.</text:span></text:span></text:p>
      <text:p text:style-name="P4"><text:span text:style-name="Strong_20_Emphasis"/></text:p>
      <text:h text:style-name="Heading_20_2" text:outline-level="2"><text:span text:style-name="Strong_20_Emphasis"><text:span text:style-name="T4">c) </text:span></text:span><text:span text:style-name="Strong_20_Emphasis">Install HSS software dependancies</text:span></text:h>
      <text:p text:style-name="Commandes"><text:span text:style-name="Source_20_Text"><text:span text:style-name="T5">ubuntu@test-install-openair-cn:~/openair-cn/scripts$ ./build_hss_rel14 --check-installed-software --force</text:span></text:span></text:p>
      <text:p text:style-name="Commandes"><text:span text:style-name="Source_20_Text"><text:span text:style-name="T5">...</text:span></text:span></text:p>
      <text:p text:style-name="Commandes"><text:span text:style-name="Source_20_Text"><text:span text:style-name="T5"># OAI Note: Takes some time...</text:span></text:span></text:p>
      <text:p text:style-name="P4"><text:span text:style-name="Strong_20_Emphasis"/></text:p>
      <text:p text:style-name="P4"><text:span text:style-name="Strong_20_Emphasis">→</text:span><text:span text:style-name="Strong_20_Emphasis"><text:span text:style-name="T4"> </text:span></text:span><text:span text:style-name="Strong_20_Emphasis"><text:span text:style-name="T5">Output is:</text:span></text:span></text:p>
      <text:p text:style-name="Commandes"><text:span text:style-name="Source_20_Text">...</text:span></text:p>
      <text:p text:style-name="Commandes"><text:soft-page-break/><text:span text:style-name="Source_20_Text">-- Installing: /usr/local/lib/cmake/pistache/PistacheConfig.cmake</text:span></text:p>
      <text:p text:style-name="Commandes"><text:span text:style-name="Source_20_Text">~/openair-cn/scripts</text:span></text:p>
      <text:p text:style-name="Commandes"><text:span text:style-name="Source_20_Text">HSS software installation successful</text:span></text:p>
      <text:p text:style-name="Commandes"><text:span text:style-name="Source_20_Text">HSS not compiled, to compile it, re-run build_hss without -i option</text:span></text:p>
      <text:p text:style-name="Commandes"><text:span text:style-name="Source_20_Text">ubuntu@test-install-openair-cn:~/openair-cn/scripts$ </text:span></text:p>
      <text:p text:style-name="P4"><text:span text:style-name="Strong_20_Emphasis"/></text:p>
      <text:h text:style-name="Heading_20_2" text:outline-level="2"><text:span text:style-name="Strong_20_Emphasis"><text:span text:style-name="T4">d) </text:span></text:span><text:span text:style-name="Strong_20_Emphasis">Build HSS</text:span></text:h>
      <text:p text:style-name="Commandes"><text:span text:style-name="Source_20_Text">ubuntu@test-install-openair-cn:~/openair-cn/scripts$ ./build_hss_rel14 --clean</text:span></text:p>
      <text:p text:style-name="Text_20_body">→<text:span text:style-name="T4"> </text:span>Output is:</text:p>
      <text:p text:style-name="Commandes"><text:span text:style-name="Source_20_Text">mkdir: created directory '/home/ubuntu/openair-cn/scripts/../build/hss_rel14/build'</text:span></text:p>
      <text:p text:style-name="Commandes"><text:span text:style-name="Source_20_Text">~/openair-cn/build/hss_rel14/util ~/openair-cn/scripts</text:span></text:p>
      <text:p text:style-name="Commandes"><text:span text:style-name="Source_20_Text">...</text:span></text:p>
      <text:p text:style-name="Commandes"><text:span text:style-name="Source_20_Text"><text:s/>g++ <text:s/>-g -pthread -std=c++11 <text:s/>-I ../../src/hss_rel14/include -I ../../src/hss_rel14/util/include -I ../../build/hss_rel14/../git_submodules/rapidjson/include -I /usr/local/include/freeDiameter -I ../../src/hss_rel14/hsssec/include -I /usr/local/include -MMD -c -o ../../build/hss_rel14/build/s6t_impl.o ../../src/hss_rel14/src/s6t_impl.cpp</text:span></text:p>
      <text:p text:style-name="Commandes"><text:span text:style-name="Source_20_Text"><text:s/>Linking...</text:span></text:p>
      <text:p text:style-name="Commandes"><text:span text:style-name="Source_20_Text"><text:s/>g++ <text:s/>-g -pthread -lpthread -Wl,-rpath,/usr/local/lib/x86_64-linux-gnu:/usr/local/lib ../../build/hss_rel14/build/s6t.o ../../build/hss_rel14/build/s6as6d_impl.o ../../build/hss_rel14/build/dataaccess.o ../../build/hss_rel14/build/s6as6d.o ../../build/hss_rel14/build/options.o ../../build/hss_rel14/build/s6c_impl.o ../../build/hss_rel14/build/fdhss.o ../../build/hss_rel14/build/s6c.o ../../build/hss_rel14/build/main.o ../../build/hss_rel14/build/util.o ../../build/hss_rel14/build/resthandler.o ../../build/hss_rel14/build/s6t_impl.o -o ../../build/hss_rel14/bin/hss ../../build/hss_rel14/util/lib/libc3po.a ../../build/hss_rel14/hsssec/lib/libhsssec.a /usr/local/lib/libpistache.a /usr/local/lib/libfdcore.so /usr/local/lib/libfdproto.so -L/usr/local/lib/x86_64-linux-gnu -lcassandra -lrt -lnettle -lgmp </text:span></text:p>
      <text:p text:style-name="Commandes"><text:span text:style-name="Source_20_Text">'/home/ubuntu/openair-cn/build/hss_rel14/bin/hss' -&gt; '/usr/local/bin/oai_hss'</text:span></text:p>
      <text:p text:style-name="Commandes"><text:span text:style-name="Source_20_Text">oai_hss installed</text:span></text:p>
      <text:p text:style-name="P13"/>
      <text:p text:style-name="P4"><text:span text:style-name="Strong_20_Emphasis"/></text:p>
      <text:h text:style-name="Heading_20_2" text:outline-level="2"><text:span text:style-name="Strong_20_Emphasis"><text:span text:style-name="T4">e) </text:span></text:span><text:span text:style-name="Strong_20_Emphasis">Populate users table</text:span></text:h>
      <text:p text:style-name="Commandes"><text:span text:style-name="Source_20_Text"><text:span text:style-name="T12">cqlsh --file ../src/hss_rel14/db/oai_db.cql </text:span></text:span><text:span text:style-name="Source_20_Text"><text:span text:style-name="T13">127.0.0.1</text:span></text:span></text:p>
      <text:p text:style-name="Commandes"><text:span text:style-name="Source_20_Text"><text:span text:style-name="T13">./data_provisioning_users --apn default.mnc093.mcc208.gprs --apn2 internet --key fec86ba6eb707ed08905757b1bb44b8f --imsi-first 208930000000001 --msisdn-first 001011234561000 --mme-identity mme.openair4G.eur --no-of-users 10 --realm openair4G.eur --truncate True --verbose True --cassandra-cluster 127.0.0.1</text:span></text:span></text:p>
      <text:p text:style-name="P4"><text:span text:style-name="Strong_20_Emphasis"><text:span text:style-name="T15">→</text:span></text:span><text:span text:style-name="Strong_20_Emphasis"><text:span text:style-name="T16"> </text:span></text:span><text:span text:style-name="Strong_20_Emphasis"><text:span text:style-name="T15">Output is</text:span></text:span></text:p>
      <text:p text:style-name="Commandes"><text:span text:style-name="Source_20_Text">INFO:root:208931234561005 1011234561005 41 fec86ba6eb707ed08905757b1bb44b8f mme.ng4T.com 3 ng4T.com 2683b376d1056746de3b254012908e0e 96 {"Subscription-Data":{"Access-Restriction-Data":41,"Subscriber-Status":0,"Network-Access-Mode":2,"Regional-Subscription-Zone-Code":["0x0123","0x4567","0x89AB","0xCDEF","0x1234","0x5678","0x9ABC","0xDEF0","0x2345","0x6789"],"MSISDN":"0x1011234561005","AMBR":{"Max-Requested-Bandwidth-</text:span><text:soft-page-break/><text:span text:style-name="Source_20_Text">UL":50000000,"Max-Requested-Bandwidth-DL":100000000},"APN-Configuration-Profile":{"Context-Identifier":0,"All-APN-Configurations-Included-Indicator":0,"APN-Configuration":{"Context-Identifier":0,"PDN-Type":0,"Service-Selection":"default","EPS-Subscribed-QoS-Profile":{"QoS-Class-Identifier":9,"Allocation-Retention-Priority":{"Priority-Level":15,"Pre-emption-Capability":0,"Pre-emption-Vulnerability":0}},"AMBR":{"Max-Requested-Bandwidth-UL":50000000,"Max-Requested-Bandwidth-DL":100000000},"PDN-GW-Allocation-Type":0,"MIP6-Agent-Info":{"MIP-Home-Agent-Address":["172.26.17.183"]}},"APN-Configuration":{"Context-Identifier":0,"PDN-Type":0,"Service-Selection":"internet","EPS-Subscribed-QoS-Profile":{"QoS-Class-Identifier":9,"Allocation-Retention-Priority":{"Priority-Level":13,"Pre-emption-Capability":1,"Pre-emption-Vulnerability":0}},"AMBR":{"Max-Requested-Bandwidth-UL":50000000,"Max-Requested-Bandwidth-DL":100000000},"PDN-GW-Allocation-Type":0,"MIP6-Agent-Info":{"MIP-Home-Agent-Address":["172.26.17.183"]}}},"Subscribed-Periodic-RAU-TAU-Timer":0}}</text:span></text:p>
      <text:p text:style-name="Commandes"/>
      <text:p text:style-name="Commandes"><text:span text:style-name="Source_20_Text">...</text:span></text:p>
      <text:p text:style-name="Commandes"><text:span text:style-name="Source_20_Text">INFO:root:1011234561007 208931234561007</text:span></text:p>
      <text:p text:style-name="Commandes"><text:span text:style-name="Source_20_Text">INFO:root:1011234561002 208931234561002</text:span></text:p>
      <text:p text:style-name="Commandes"><text:span text:style-name="Source_20_Text">INFO:root:1011234561009 208931234561009</text:span></text:p>
      <text:p text:style-name="Commandes"><text:span text:style-name="Source_20_Text">INFO:root:1011234561005 208931234561005</text:span></text:p>
      <text:p text:style-name="Commandes"><text:span text:style-name="Source_20_Text">INFO:root:1011234561014 208931234561014</text:span></text:p>
      <text:p text:style-name="Commandes"><text:span text:style-name="Source_20_Text">INFO:root:1011234561011 208931234561011</text:span></text:p>
      <text:p text:style-name="Commandes"><text:span text:style-name="Source_20_Text">INFO:root:1011234561003 208931234561003</text:span></text:p>
      <text:p text:style-name="Commandes"><text:span text:style-name="Source_20_Text">INFO:root:1011234561016 208931234561016</text:span></text:p>
      <text:p text:style-name="Commandes"><text:span text:style-name="Source_20_Text">INFO:root:1011234561015 208931234561015</text:span></text:p>
      <text:p text:style-name="Commandes"><text:span text:style-name="Source_20_Text">INFO:root:1011234561010 208931234561010</text:span></text:p>
      <text:p text:style-name="Commandes"><text:span text:style-name="Source_20_Text">INFO:root:1011234561008 208931234561008</text:span></text:p>
      <text:p text:style-name="Commandes"><text:span text:style-name="Source_20_Text">INFO:root:1011234561013 208931234561013</text:span></text:p>
      <text:p text:style-name="Commandes"><text:span text:style-name="Source_20_Text">INFO:root:1011234561018 208931234561018</text:span></text:p>
      <text:p text:style-name="Commandes"><text:span text:style-name="Source_20_Text">INFO:root:1011234561017 208931234561017</text:span></text:p>
      <text:p text:style-name="Commandes"><text:span text:style-name="Source_20_Text">INFO:root:1011234561006 208931234561006</text:span></text:p>
      <text:p text:style-name="Commandes"><text:span text:style-name="Source_20_Text">INFO:root:1011234561019 208931234561019</text:span></text:p>
      <text:p text:style-name="Commandes"><text:span text:style-name="Source_20_Text">INFO:root:1011234561012 208931234561012</text:span></text:p>
      <text:p text:style-name="Commandes"><text:span text:style-name="Source_20_Text">INFO:root:1011234561001 208931234561001</text:span></text:p>
      <text:p text:style-name="Commandes"><text:span text:style-name="Source_20_Text">INFO:root:1011234561000 208931234561000</text:span></text:p>
      <text:p text:style-name="Commandes"><text:span text:style-name="Source_20_Text">INFO:root:1011234561004 208931234561004</text:span></text:p>
      <text:p text:style-name="Commandes"><text:span text:style-name="Source_20_Text">DEBUG:cassandra.io.libevreactor:Closing connection (140287699882392) to 127.0.0.1</text:span></text:p>
      <text:p text:style-name="Commandes"><text:span text:style-name="Source_20_Text">DEBUG:cassandra.io.libevreactor:Closed socket to 127.0.0.1</text:span></text:p>
      <text:p text:style-name="Commandes"><text:span text:style-name="Source_20_Text">DEBUG:cassandra.io.libevreactor:Closing connection (140287699883512) to 127.0.0.1</text:span></text:p>
      <text:p text:style-name="Commandes"><text:span text:style-name="Source_20_Text">DEBUG:cassandra.io.libevreactor:Closed socket to 127.0.0.1</text:span></text:p>
      <text:p text:style-name="Commandes"><text:span text:style-name="Source_20_Text">DEBUG:cassandra.io.libevreactor:Waiting for event loop thread to join...</text:span></text:p>
      <text:p text:style-name="Commandes"><text:span text:style-name="Source_20_Text">DEBUG:cassandra.io.libevreactor:All Connections currently closed, event loop ended</text:span></text:p>
      <text:p text:style-name="Commandes"><text:span text:style-name="Source_20_Text">DEBUG:cassandra.io.libevreactor:Event loop thread was joined</text:span></text:p>
      <text:p text:style-name="Commandes"><text:span text:style-name="Source_20_Text">DEBUG:cassandra.cluster:Shutting down Cluster Scheduler</text:span></text:p>
      <text:p text:style-name="Commandes"><text:span text:style-name="Source_20_Text">DEBUG:cassandra.cluster:Shutting down control connection</text:span></text:p>
      <text:p text:style-name="Text_20_body"><text:span text:style-name="Source_20_Text"/></text:p>
      <text:p text:style-name="Commandes"><text:span text:style-name="Source_20_Text"><text:span text:style-name="T11">./data_provisioning_mme --id 3 --mme-identity mme.</text:span></text:span><text:span text:style-name="Source_20_Text"><text:span text:style-name="T14">openair4G.eur</text:span></text:span><text:span text:style-name="Source_20_Text"><text:span text:style-name="T11"> --realm </text:span></text:span><text:span text:style-name="Source_20_Text"><text:span text:style-name="T14">openair4G.eur</text:span></text:span><text:span text:style-name="Source_20_Text"><text:span text:style-name="T11"> --ue-reachability 1 --truncate True <text:s/>--verbose True</text:span></text:span></text:p>
      <text:p text:style-name="Text_20_body">→<text:span text:style-name="T22"> </text:span>Output is</text:p>
      <text:p text:style-name="Commandes"><text:span text:style-name="Source_20_Text">vhss.mmeidentity truncated</text:span></text:p>
      <text:p text:style-name="Commandes"><text:span text:style-name="Source_20_Text">vhss.mmeidentity_host truncated</text:span></text:p>
      <text:p text:style-name="Commandes"><text:span text:style-name="Source_20_Text"><text:span text:style-name="T11">3 mme-isdn mme.</text:span></text:span><text:span text:style-name="Source_20_Text"><text:span text:style-name="T17">open4G.eur</text:span></text:span><text:span text:style-name="Source_20_Text"><text:span text:style-name="T11"> </text:span></text:span><text:span text:style-name="Source_20_Text"><text:span text:style-name="T14">openair4G.eur</text:span></text:span><text:span text:style-name="Source_20_Text"><text:span text:style-name="T11"> 1</text:span></text:span></text:p>
      <text:p text:style-name="Commandes"><text:span text:style-name="Source_20_Text"><text:span text:style-name="T11">3 mme-isdn mme.</text:span></text:span><text:span text:style-name="Source_20_Text"><text:span text:style-name="T17">openair4G.eur</text:span></text:span><text:span text:style-name="Source_20_Text"><text:span text:style-name="T11"> </text:span></text:span><text:span text:style-name="Source_20_Text"><text:span text:style-name="T14">openair4G.eur</text:span></text:span><text:span text:style-name="Source_20_Text"><text:span text:style-name="T11"> 1</text:span></text:span></text:p>
      <text:h text:style-name="P29" text:outline-level="2"><text:span text:style-name="Strong_20_Emphasis"><text:span text:style-name="T23">f) Configuration file</text:span></text:span></text:h>
      <text:p text:style-name="P16"><text:span text:style-name="Strong_20_Emphasis"><text:span text:style-name="T8">Les fichiers de config sont fournis.</text:span></text:span></text:p>
      <text:p text:style-name="P12"><text:soft-page-break/><text:span text:style-name="Strong_20_Emphasis"><text:span text:style-name="T5"/></text:span></text:p>
      <text:h text:style-name="Heading_20_2" text:outline-level="2"><text:span text:style-name="Strong_20_Emphasis"><text:span text:style-name="T24">g) U</text:span></text:span><text:span text:style-name="Strong_20_Emphasis">pdate OPC (Operator Key Ciphered) Cassandra DB if necessary (do it almost one time)</text:span></text:h>
      <text:p text:style-name="P13"><text:span text:style-name="Source_20_Text">oai_hss -j $PREFIX/hss_rel14.json --onlyloadkey</text:span></text:p>
      <text:p text:style-name="Text_20_body"/>
      <text:p text:style-name="Text_20_body"/>
      <text:p text:style-name="Text_20_body">Output is</text:p>
      <text:p text:style-name="Commandes"><text:span text:style-name="Source_20_Text">Options::jsonConfig <text:s text:c="11"/>: /usr/local/etc/oai/hss_rel14.json</text:span></text:p>
      <text:p text:style-name="Commandes"><text:span text:style-name="Source_20_Text">Options::diameterconfiguration : /usr/local/etc/oai/freeDiameter/hss_rel14_fd.conf</text:span></text:p>
      <text:p text:style-name="Commandes"><text:span text:style-name="Source_20_Text">Options::cassserver <text:s text:c="11"/>: 127.0.0.1</text:span></text:p>
      <text:p text:style-name="Commandes"><text:span text:style-name="Source_20_Text">Options::cassuser <text:s text:c="13"/>: root</text:span></text:p>
      <text:p text:style-name="Commandes"><text:span text:style-name="Source_20_Text">Options::casspwd <text:s text:c="14"/>: root</text:span></text:p>
      <text:p text:style-name="Commandes"><text:span text:style-name="Source_20_Text">Options::cassdb <text:s text:c="15"/>: vhss</text:span></text:p>
      <text:p text:style-name="Commandes"><text:span text:style-name="Source_20_Text">Options::randvector <text:s text:c="11"/>: 1</text:span></text:p>
      <text:p text:style-name="Commandes"><text:span text:style-name="Source_20_Text">Options::roamallow <text:s text:c="12"/>: 1</text:span></text:p>
      <text:p text:style-name="Commandes"><text:span text:style-name="Source_20_Text">Options::optkey <text:s text:c="15"/>: 1006020f0a478bf6b699f15c062e42b3</text:span></text:p>
      <text:p text:style-name="Commandes"><text:span text:style-name="Source_20_Text">Options::reloadkey <text:s text:c="12"/>: 0</text:span></text:p>
      <text:p text:style-name="Commandes"><text:span text:style-name="Source_20_Text">Options::onlyloadkey <text:s text:c="10"/>: 1</text:span></text:p>
      <text:p text:style-name="Commandes"><text:span text:style-name="Source_20_Text">Options::gtwport <text:s text:c="14"/>: 9080</text:span></text:p>
      <text:p text:style-name="Commandes"><text:span text:style-name="Source_20_Text">Options::gtwhost <text:s text:c="14"/>: *</text:span></text:p>
      <text:p text:style-name="Commandes"><text:span text:style-name="Source_20_Text">Options::resthost <text:s text:c="13"/>: 9081</text:span></text:p>
      <text:p text:style-name="Commandes"><text:span text:style-name="Source_20_Text">Options::synchimsi <text:s text:c="12"/>: </text:span></text:p>
      <text:p text:style-name="Commandes"><text:span text:style-name="Source_20_Text">Options::synchauts <text:s text:c="12"/>: </text:span></text:p>
      <text:p text:style-name="Commandes"><text:span text:style-name="Source_20_Text">Initialized random</text:span></text:p>
      <text:p text:style-name="Commandes"/>
      <text:p text:style-name="Commandes"/>
      <text:p text:style-name="Commandes"><text:span text:style-name="Source_20_Text">******************************************</text:span></text:p>
      <text:p text:style-name="Commandes"><text:span text:style-name="Source_20_Text">IMSI:208931234561005</text:span></text:p>
      <text:p text:style-name="Commandes"><text:span text:style-name="Source_20_Text">KEY :fec86ba6eb707ed08905757b1bb44b8f</text:span></text:p>
      <text:p text:style-name="Commandes"><text:span text:style-name="Source_20_Text">OPC :</text:span></text:p>
      <text:p text:style-name="Commandes"><text:span text:style-name="Source_20_Text">RijndaelKeySchedule: K FEC86BA6EB707ED08905757B1BB44B8F</text:span></text:p>
      <text:p text:style-name="Commandes"><text:span text:style-name="Source_20_Text">Compute opc:</text:span></text:p>
      <text:p text:style-name="Commandes"><text:span text:style-name="Source_20_Text"><text:s text:c="8"/>K: <text:s text:c="5"/>FEC86BA6EB707ED08905757B1BB44B8F</text:span></text:p>
      <text:p text:style-name="Commandes"><text:span text:style-name="Source_20_Text"><text:s text:c="8"/>In: <text:s text:c="4"/>1006020F0A478BF6B699F15C062E42B3</text:span></text:p>
      <text:p text:style-name="Commandes"><text:span text:style-name="Source_20_Text"><text:s text:c="8"/>Rinj: <text:s text:c="2"/>D4224B3931FD5BDDD0489A9573F93E72</text:span></text:p>
      <text:p text:style-name="Commandes"><text:span text:style-name="Source_20_Text"><text:s text:c="8"/>Out: <text:s text:c="3"/>C42449363BBAD02B66D16BC975D77CC1</text:span></text:p>
      <text:p text:style-name="Commandes"><text:span text:style-name="Source_20_Text">NEW OPC :c42449363bbad02b66d16bc975d77cc1</text:span></text:p>
      <text:p text:style-name="Commandes"><text:span text:style-name="Source_20_Text">******************************************</text:span></text:p>
      <text:p text:style-name="Commandes"><text:span text:style-name="Source_20_Text">UPDATE vhss.users_imsi SET OPc='c42449363bbad02b66d16bc975d77cc1' WHERE imsi='208931234561005';</text:span></text:p>
      <text:p text:style-name="Commandes"><text:span text:style-name="Source_20_Text">******************************************</text:span></text:p>
      <text:p text:style-name="Commandes"><text:span text:style-name="Source_20_Text">...</text:span></text:p>
      <text:p text:style-name="Commandes"><text:span text:style-name="Source_20_Text">NEW OPC :c42449363bbad02b66d16bc975d77cc1</text:span></text:p>
      <text:p text:style-name="Commandes"><text:span text:style-name="Source_20_Text">******************************************</text:span></text:p>
      <text:p text:style-name="Commandes"><text:span text:style-name="Source_20_Text">UPDATE vhss.users_imsi SET OPc='c42449363bbad02b66d16bc975d77cc1' WHERE imsi='2089312345</text:span></text:p>
      <text:p text:style-name="Commandes"><text:span text:style-name="Strong_20_Emphasis"/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oft-page-break/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h text:style-name="P25" text:outline-level="1"><text:span text:style-name="Strong_20_Emphasis"><text:span text:style-name="T24">4) Install MME</text:span></text:span></text:h>
      <text:h text:style-name="Heading_20_2" text:outline-level="2"><text:span text:style-name="Strong_20_Emphasis"><text:span text:style-name="T24">a) </text:span></text:span><text:span text:style-name="Strong_20_Emphasis">Install MME software dependencies</text:span></text:h>
      <text:p text:style-name="Commandes"><text:span text:style-name="Source_20_Text">ubuntu@test-install-openair-cn:~/openair-cn/scripts$ ./build_mme --check-installed-software --force</text:span></text:p>
      <text:p text:style-name="Text_20_body">Output is</text:p>
      <text:p text:style-name="Commandes"><text:span text:style-name="Source_20_Text">...</text:span></text:p>
      <text:p text:style-name="Commandes"><text:span text:style-name="Source_20_Text">Processing triggers for mime-support (3.60ubuntu1) ...</text:span></text:p>
      <text:p text:style-name="Commandes"><text:span text:style-name="Source_20_Text">Setting up unzip (6.0-21ubuntu1) ...</text:span></text:p>
      <text:p text:style-name="Commandes"><text:span text:style-name="Source_20_Text">Processing triggers for man-db (2.8.3-2ubuntu0.1) ...</text:span></text:p>
      <text:p text:style-name="Commandes"><text:span text:style-name="Source_20_Text">sh: 0: getcwd() failed: No such file or directory</text:span></text:p>
      <text:p text:style-name="Commandes"><text:span text:style-name="Source_20_Text">MME software installation successful</text:span></text:p>
      <text:p text:style-name="Commandes"><text:span text:style-name="Source_20_Text">MME not compiled, to compile it, re-run build_mme without -i option</text:span></text:p>
      <text:h text:style-name="Heading_20_2" text:outline-level="2"><text:span text:style-name="Strong_20_Emphasis"><text:span text:style-name="T24">b) </text:span></text:span><text:span text:style-name="Strong_20_Emphasis">Build MME</text:span></text:h>
      <text:p text:style-name="P13"><text:span text:style-name="Source_20_Text">ubuntu@test-install-openair-cn:~/openair-cn/scripts$ ./build_mme --clean</text:span></text:p>
      <text:p text:style-name="Text_20_body">Ouput is</text:p>
      <text:p text:style-name="Commandes"><text:span text:style-name="Source_20_Text">Clean the build generated files (build from scratch)</text:span></text:p>
      <text:p text:style-name="Commandes"><text:span text:style-name="Source_20_Text">mkdir: created directory 'build'</text:span></text:p>
      <text:p text:style-name="Commandes"><text:span text:style-name="Source_20_Text">Build type is Debug</text:span></text:p>
      <text:p text:style-name="Commandes"><text:span text:style-name="Source_20_Text">Architecture is x86_64</text:span></text:p>
      <text:p text:style-name="Commandes"><text:span text:style-name="Source_20_Text">git found: /usr/bin/git</text:span></text:p>
      <text:p text:style-name="Commandes"><text:span text:style-name="Source_20_Text">NETTLE VERSION_INSTALLED <text:s/>= 3.4</text:span></text:p>
      <text:p text:style-name="Commandes"><text:span text:style-name="Source_20_Text">NETTLE_VERSION_MAJOR = 3</text:span></text:p>
      <text:p text:style-name="Commandes"><text:span text:style-name="Source_20_Text">NETTLE_VERSION_MINOR = 4</text:span></text:p>
      <text:p text:style-name="Commandes"><text:span text:style-name="Source_20_Text">Compilation log for /home/ubuntu/openair-cn/build/mme/build/mme is here: /home/ubuntu/openair-cn/build/log/mme.txt</text:span></text:p>
      <text:p text:style-name="Commandes"><text:span text:style-name="Source_20_Text">mme compiled</text:span></text:p>
      <text:p text:style-name="Commandes"><text:span text:style-name="Source_20_Text">'/home/ubuntu/openair-cn/build/mme/build/mme' -&gt; '/usr/local/bin/mme'</text:span></text:p>
      <text:p text:style-name="Commandes"><text:span text:style-name="Source_20_Text">mme installed</text:span></text:p>
      <text:p text:style-name="Commandes"><text:span text:style-name="Strong_20_Emphasis"/></text:p>
      <text:h text:style-name="P30" text:outline-level="2"><text:span text:style-name="Strong_20_Emphasis"><text:span text:style-name="T24">c) Configuration file</text:span></text:span></text:h>
      <text:p text:style-name="P17"><text:span text:style-name="Strong_20_Emphasis"><text:span text:style-name="T8">Les fichiers de config sont fournis.</text:span></text:span></text:p>
      <text:h text:style-name="P26" text:outline-level="1"><text:span text:style-name="Strong_20_Emphasis"><text:span text:style-name="T25">4) </text:span></text:span><text:bookmark text:name="user-content-install-spgw"/><text:span text:style-name="Strong_20_Emphasis">Install SPGW</text:span></text:h>
      <text:p text:style-name="P21"><text:span text:style-name="Strong_20_Emphasis"><text:span text:style-name="Source_20_Text"><text:span text:style-name="T7">ubuntu@test-install-openair-cn:~$ cd openair-cn-cups/</text:span></text:span></text:span></text:p>
      <text:p text:style-name="Preformatted_20_Text"><text:span text:style-name="Source_20_Text">ubuntu@test-install-openair-cn:~/openair-cn-cups$ cd ./build/scripts</text:span></text:p>
      <text:p text:style-name="P13"><text:span text:style-name="Source_20_Text">ubuntu@test-install-openair-cn:~/openair-cn-cups/build/scripts$ ./build_spgwu -I -f</text:span></text:p>
      <text:p text:style-name="P21"><text:soft-page-break/><text:span text:style-name="Strong_20_Emphasis"><text:span text:style-name="Source_20_Text"><text:span text:style-name="T7">buntu@test-install-openair-cn:~/openair-cn-cups/build/scripts$ ./build_spgwu -c -V -b Debug -j</text:span></text:span></text:span></text:p>
      <text:p text:style-name="P21"><text:span text:style-name="Strong_20_Emphasis"><text:span text:style-name="Source_20_Text"><text:span text:style-name="T7">ubuntu@test-install-openair-cn:~$ cd openair-cn-cups/</text:span></text:span></text:span></text:p>
      <text:p text:style-name="Preformatted_20_Text"><text:span text:style-name="Source_20_Text">ubuntu@test-install-openair-cn:~/openair-cn-cups$ cd ./build/scripts</text:span></text:p>
      <text:p text:style-name="P13"><text:span text:style-name="Source_20_Text">ubuntu@test-install-openair-cn:~/openair-cn-cups/build/scripts$ ./build_spgwc -I -f</text:span></text:p>
      <text:p text:style-name="P21"><text:a xlink:type="simple" xlink:href="mailto:ubuntu@test-install-o" text:style-name="Internet_20_link" text:visited-style-name="Visited_20_Internet_20_Link"><text:span text:style-name="Strong_20_Emphasis"><text:span text:style-name="Source_20_Text"><text:span text:style-name="T7">ubuntu@test-install-o</text:span></text:span></text:span></text:a><text:span text:style-name="Strong_20_Emphasis"><text:span text:style-name="Source_20_Text"><text:span text:style-name="T7">penair-cn:~/openair-cn-cups/build/scripts$ ./build_spgwc -c -V -b Debug -j</text:span></text:span></text:span></text:p>
      <text:p text:style-name="P21"><text:span text:style-name="Strong_20_Emphasis"><text:span text:style-name="Source_20_Text"><text:span text:style-name="T7"/></text:span></text:span></text:p>
      <text:p text:style-name="P21"><text:span text:style-name="Strong_20_Emphasis"><text:span text:style-name="Source_20_Text"><text:span text:style-name="T7">ubuntu@test-install-openair-cn:~/openair-cn-cups/build/scripts$ sudo spgwc -c $PREFIX/spgw_c.conf</text:span></text:span></text:span></text:p>
      <text:p text:style-name="P8"><text:span text:style-name="Strong_20_Emphasis"><text:span text:style-name="T7"/></text:span></text:p>
      <text:h text:style-name="Heading_20_2" text:outline-level="2"><text:span text:style-name="Strong_20_Emphasis">Config : </text:span><text:span text:style-name="Strong_20_Emphasis"><text:span text:style-name="T10">Les fichiers de config sont fournis</text:span></text:span></text:h>
      <text:p text:style-name="P19"><text:span text:style-name="Strong_20_Emphasis"><text:span text:style-name="T10"/></text:span></text:p>
      <text:p text:style-name="P8"><text:span text:style-name="Strong_20_Emphasis"><text:span text:style-name="T7">/!\ </text:span></text:span><text:span text:style-name="Strong_20_Emphasis"><text:span text:style-name="T9">Adapter l’adresse </text:span></text:span><text:span text:style-name="Source_20_Text"><text:span text:style-name="T9">192.168.78.245 à l’adresse IP qui permet d’aller sur internet et ens10 à l’interface qui permet d’aller sur internet.</text:span></text:span></text:p>
      <text:p text:style-name="P21"><text:span text:style-name="Strong_20_Emphasis"><text:span text:style-name="Source_20_Text"><text:span text:style-name="T7">echo '200 lte' | sudo tee --append /etc/iproute2/rt_tables</text:span></text:span></text:span></text:p>
      <text:p text:style-name="Preformatted_20_Text"><text:span text:style-name="Source_20_Text"># Here the gateway is at 192.168.78.245</text:span></text:p>
      <text:p text:style-name="Preformatted_20_Text"><text:span text:style-name="Source_20_Text">sudo ip r add default via 192.168.78.245 dev ens10 table lte</text:span></text:p>
      <text:p text:style-name="Preformatted_20_Text"><text:span text:style-name="Source_20_Text"># you will have to repeat the following line for each PDN network set in your SPGW-U config file</text:span></text:p>
      <text:p text:style-name="P13"><text:span text:style-name="Source_20_Text">sudo ip rule add from 12.0.0.0/8 table lte</text:span></text:p>
      <text:p text:style-name="P21"><text:span text:style-name="Strong_20_Emphasis"><text:span text:style-name="Source_20_Text"><text:span text:style-name="T7">ubuntu@test-install-openair-cn:~/openair-cn-cups/build/scripts$ sudo spgwu -c $PREFIX/spgw_u.conf</text:span></text:span></text:span></text:p>
      <text:p text:style-name="P8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Commandes" style:family="paragraph" style:parent-style-name="Text_20_body" style:master-page-name="">
      <loext:graphic-properties draw:fill-image-width="0in" draw:fill-image-height="0in"/>
      <style:paragraph-properties fo:margin-top="0in" fo:margin-bottom="0in" loext:contextual-spacing="false" fo:line-height="100%" style:page-number="auto" fo:padding="0.0193in" fo:border="0.06pt solid #000000" style:shadow="none">
        <style:tab-stops/>
      </style:paragraph-properties>
      <style:text-properties style:text-position="0% 100%" style:font-name="Liberation Mono1" fo:font-family="'Liberation Mono'" style:font-style-name="Regular" style:font-family-generic="modern" style:font-pitch="fixed" fo:font-size="10pt" fo:background-color="transparent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6:56:36.356997227</meta:creation-date>
    <dc:date>2019-07-26T15:15:07.265323039</dc:date>
    <meta:editing-duration>PT4H18M1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8" meta:paragraph-count="239" meta:word-count="1117" meta:character-count="13472" meta:non-whitespace-character-count="12252"/>
  </office:meta>
</office:document-meta>
</file>